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19d05"/>
    </style:style>
    <style:style style:name="P2" style:family="paragraph" style:parent-style-name="Preformatted_20_Text">
      <style:paragraph-properties fo:orphans="1" style:writing-mode="lr-tb"/>
      <style:text-properties officeooo:paragraph-rsid="00119d05"/>
    </style:style>
    <style:style style:name="P3" style:family="paragraph" style:parent-style-name="Preformatted_20_Text">
      <style:paragraph-properties fo:orphans="1" style:writing-mode="lr-tb"/>
      <style:text-properties officeooo:paragraph-rsid="00136c75"/>
    </style:style>
    <style:style style:name="P4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36c75"/>
    </style:style>
    <style:style style:name="P5" style:family="paragraph" style:parent-style-name="Preformatted_20_Text">
      <style:paragraph-properties fo:orphans="1"/>
      <style:text-properties officeooo:paragraph-rsid="00136c75"/>
    </style:style>
    <style:style style:name="P6" style:family="paragraph" style:parent-style-name="Text_20_body">
      <style:paragraph-properties fo:orphans="1"/>
      <style:text-properties officeooo:paragraph-rsid="00136c75"/>
    </style:style>
    <style:style style:name="P7" style:family="paragraph" style:parent-style-name="Text_20_body">
      <style:text-properties officeooo:paragraph-rsid="00136c75"/>
    </style:style>
    <style:style style:name="P8" style:family="paragraph" style:parent-style-name="Preformatted_20_Text">
      <style:paragraph-properties fo:orphans="1"/>
      <style:text-properties officeooo:paragraph-rsid="00136c75"/>
    </style:style>
    <style:style style:name="P9" style:family="paragraph" style:parent-style-name="Preformatted_20_Text">
      <style:paragraph-properties fo:orphans="1"/>
      <style:text-properties officeooo:paragraph-rsid="0014844d"/>
    </style:style>
    <style:style style:name="P10" style:family="paragraph" style:parent-style-name="Preformatted_20_Text">
      <style:paragraph-properties fo:margin-top="0in" fo:margin-bottom="0.1965in" style:contextual-spacing="false" fo:orphans="1"/>
      <style:text-properties officeooo:paragraph-rsid="0014844d"/>
    </style:style>
    <style:style style:name="P11" style:family="paragraph" style:parent-style-name="Standard">
      <style:paragraph-properties fo:orphans="1"/>
      <style:text-properties officeooo:paragraph-rsid="001484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9: Refining NP-Complete Collapse Analysis with Machine Learning Optimization Problems</text:span></text:p>
      <text:p text:style-name="P2"/>
      <text:p text:style-name="P2"><text:span text:style-name="Source_20_Text"># Define machine learning optimization problems corresponding to NP-hard problems</text:span></text:p>
      <text:p text:style-name="P2"><text:span text:style-name="Source_20_Text">ml_problems = ["Neural Network Training", "Hyperparameter Search", "Feature Selection"]</text:span></text:p>
      <text:p text:style-name="P2"/>
      <text:p text:style-name="P2"><text:span text:style-name="Source_20_Text"># Define a function to analyze structured collapse conditions for ML optimization problems</text:span></text:p>
      <text:p text:style-name="P2"><text:span text:style-name="Source_20_Text">def ml_optimization_collapse_condition(n, problem_type="Neural Network Training", alpha=0.3, beta=0.2, gamma=0.1, delta=0.08):</text:span></text:p>
      <text:p text:style-name="P2"><text:span text:style-name="Source_20_Text"><text:s text:c="4"/>"""Models complexity collapse conditions in machine learning optimization problems under COM structuring."""</text:span></text:p>
      <text:p text:style-name="P2"><text:span text:style-name="Source_20_Text"><text:s text:c="4"/>base_complexity = np.exp(alpha * n) * np.cos(beta * n) + gamma * np.log1p(n)</text:span></text:p>
      <text:p text:style-name="P2"><text:span text:style-name="Source_20_Text"><text:s text:c="4"/>structured_modularity = 1 + delta * np.sin(n / 6) * np.cos(n / 5)</text:span></text:p>
      <text:p text:style-name="P2"/>
      <text:p text:style-name="P2"><text:span text:style-name="Source_20_Text"><text:s text:c="4"/>if problem_type == "Neural Network Training":</text:span></text:p>
      <text:p text:style-name="P2"><text:span text:style-name="Source_20_Text"><text:s text:c="8"/>return base_complexity * (structured_modularity + 0.12 * np.sin(n / 7))</text:span></text:p>
      <text:p text:style-name="P2"><text:span text:style-name="Source_20_Text"><text:s text:c="4"/>elif problem_type == "Hyperparameter Search":</text:span></text:p>
      <text:p text:style-name="P2"><text:span text:style-name="Source_20_Text"><text:s text:c="8"/>return base_complexity * (structured_modularity + 0.14 * np.cos(n / 6))</text:span></text:p>
      <text:p text:style-name="P2"><text:span text:style-name="Source_20_Text"><text:s text:c="4"/>elif problem_type == "Feature Selection":</text:span></text:p>
      <text:p text:style-name="P2"><text:span text:style-name="Source_20_Text"><text:s text:c="8"/>return base_complexity * (structured_modularity + 0.18 * np.sin(n / 9))</text:span></text:p>
      <text:p text:style-name="P2"><text:span text:style-name="Source_20_Text"><text:s text:c="4"/>else:</text:span></text:p>
      <text:p text:style-name="P2"><text:span text:style-name="Source_20_Text"><text:s text:c="8"/>return base_complexity <text:s/># Default case</text:span></text:p>
      <text:p text:style-name="P2"/>
      <text:p text:style-name="P2"><text:span text:style-name="Source_20_Text"># Generate collapse condition values for each machine learning optimization problem type</text:span></text:p>
      <text:p text:style-name="P2"><text:span text:style-name="Source_20_Text">ml_optimization_collapse_conditions = {</text:span></text:p>
      <text:p text:style-name="P2"><text:span text:style-name="Source_20_Text"><text:s text:c="4"/>ptype: [ml_optimization_collapse_condition(n, problem_type=ptype) for n in n_values_extended] for ptype in ml_problems</text:span></text:p>
      <text:p text:style-name="P2"><text:span text:style-name="Source_20_Text">}</text:span></text:p>
      <text:p text:style-name="P2"/>
      <text:p text:style-name="P2"><text:span text:style-name="Source_20_Text"># Plot ML optimization problem collapse conditions under COM structuring</text:span></text:p>
      <text:p text:style-name="P2"><text:span text:style-name="Source_20_Text">plt.figure(figsize=(10, 6))</text:span></text:p>
      <text:p text:style-name="P2"/>
      <text:p text:style-name="P2"><text:span text:style-name="Source_20_Text">for problem_type, complexities in ml_optimization_collapse_conditions.items():</text:span></text:p>
      <text:p text:style-name="P2"><text:span text:style-name="Source_20_Text"><text:s text:c="4"/>plt.plot(n_values_extended, complexities, linestyle="--", label=f"{problem_type} Collapse Condition")</text:span></text:p>
      <text:p text:style-name="P2"/>
      <text:p text:style-name="P2"><text:span text:style-name="Source_20_Text">plt.xlabel("Problem Size (n)")</text:span></text:p>
      <text:p text:style-name="P2"><text:span text:style-name="Source_20_Text">plt.ylabel("Complexity Collapse Behavior")</text:span></text:p>
      <text:p text:style-name="P2"><text:span text:style-name="Source_20_Text">plt.title("Machine Learning Optimization Problem Complexity Under COM Structuring")</text:span></text:p>
      <text:p text:style-name="P2"><text:span text:style-name="Source_20_Text">plt.legend()</text:span></text:p>
      <text:p text:style-name="P3"><text:span text:style-name="Source_20_Text">plt.grid(True)</text:span></text:p>
      <text:p text:style-name="P3"><text:span text:style-name="Source_20_Text">plt.show()</text:span></text:p>
      <text:p text:style-name="P3"/>
      <text:p text:style-name="P3"><text:span text:style-name="Source_20_Text"># Return computed collapse conditions for ML optimization problems</text:span></text:p>
      <text:p text:style-name="P4"><text:span text:style-name="Source_20_Text">ml_optimization_collapse_conditions</text:span></text:p>
      <text:p text:style-name="P6">Result</text:p>
      <text:p text:style-name="P5">{'Neural Network Training': [1.43416194438242,</text:p>
      <text:p text:style-name="P5"><text:s text:c="2"/>1.8917317457141147,</text:p>
      <text:p text:style-name="P5"><text:s text:c="2"/>2.3454217590634543,</text:p>
      <text:p text:style-name="P5"><text:s text:c="2"/>2.7199318506271672,</text:p>
      <text:p text:style-name="P5"><text:s text:c="2"/>2.8882815009484832,</text:p>
      <text:p text:style-name="P5"><text:s text:c="2"/>2.6614642118524667,</text:p>
      <text:p text:style-name="P5"><text:s text:c="2"/>1.7770279509812752,</text:p>
      <text:p text:style-name="P5"><text:s text:c="2"/>-0.11306960968969251,</text:p>
      <text:p text:style-name="P5"><text:soft-page-break/><text:s text:c="2"/>-3.456123027145677,</text:p>
      <text:p text:style-name="P5"><text:s text:c="2"/>-8.814109407541999,</text:p>
      <text:p text:style-name="P5"><text:s text:c="2"/>-16.878043487211155,</text:p>
      <text:p text:style-name="P5"><text:s text:c="2"/>-28.4716827221558,</text:p>
      <text:p text:style-name="P5"><text:s text:c="2"/>-44.52432304914341,</text:p>
      <text:p text:style-name="P5"><text:s text:c="2"/>-65.97915394428946,</text:p>
      <text:p text:style-name="P5"><text:s text:c="2"/>-93.59154204131758,</text:p>
      <text:p text:style-name="P5"><text:s text:c="2"/>-127.56685368949465,</text:p>
      <text:p text:style-name="P5"><text:s text:c="2"/>-166.99734112770975,</text:p>
      <text:p text:style-name="P5"><text:s text:c="2"/>-209.08786210699412,</text:p>
      <text:p text:style-name="P5"><text:s text:c="2"/>-248.21057727786575,</text:p>
      <text:p text:style-name="P5"><text:s text:c="2"/>-274.88888903529556,</text:p>
      <text:p text:style-name="P5"><text:s text:c="2"/>-274.8580133130314,</text:p>
      <text:p text:style-name="P5"><text:s text:c="2"/>-228.35165313648417,</text:p>
      <text:p text:style-name="P5"><text:s text:c="2"/>-109.69088744795248,</text:p>
      <text:p text:style-name="P5"><text:s text:c="2"/>112.90635402013027,</text:p>
      <text:p text:style-name="P5"><text:s text:c="2"/>477.58127201708606,</text:p>
      <text:p text:style-name="P5"><text:s text:c="2"/>1029.5864809316458,</text:p>
      <text:p text:style-name="P5"><text:span text:style-name="Strong_20_Emphasis"><text:s text:c="2"/>1822.8715134456927,</text:span></text:p>
      <text:p text:style-name="P11">2922.283629626321,</text:p>
      <text:p text:style-name="P9"><text:s text:c="2"/>4404.960519820018],</text:p>
      <text:p text:style-name="P9"><text:s/>'Hyperparameter Search': [1.6025919697078954,</text:p>
      <text:p text:style-name="P9"><text:s text:c="2"/>2.06781532481881,</text:p>
      <text:p text:style-name="P9"><text:s text:c="2"/>2.503716246228284,</text:p>
      <text:p text:style-name="P9"><text:s text:c="2"/>2.831573031088313,</text:p>
      <text:p text:style-name="P9"><text:s text:c="2"/>2.928665236841508,</text:p>
      <text:p text:style-name="P9"><text:s text:c="2"/>2.6254849579001776,</text:p>
      <text:p text:style-name="P9"><text:s text:c="2"/>1.7037336669606,</text:p>
      <text:p text:style-name="P9"><text:s text:c="2"/>-0.1052812071589494,</text:p>
      <text:p text:style-name="P9"><text:s text:c="2"/>-3.124527626019429,</text:p>
      <text:p text:style-name="P9"><text:s text:c="2"/>-7.740895466606296,</text:p>
      <text:p text:style-name="P9"><text:s text:c="2"/>-14.422448154776806,</text:p>
      <text:p text:style-name="P9"><text:s text:c="2"/>-23.739598430390732,</text:p>
      <text:p text:style-name="P9"><text:s text:c="2"/>-36.376245458817536,</text:p>
      <text:p text:style-name="P9"><text:s text:c="2"/>-53.10241620784178,</text:p>
      <text:p text:style-name="P9"><text:s text:c="2"/>-74.6639826142786,</text:p>
      <text:p text:style-name="P9"><text:s text:c="2"/>-101.532647207919,</text:p>
      <text:p text:style-name="P9"><text:s text:c="2"/>-133.45703209553182,</text:p>
      <text:p text:style-name="P9"><text:s text:c="2"/>-168.76875085645642,</text:p>
      <text:p text:style-name="P9"><text:s text:c="2"/>-203.4265495248913,</text:p>
      <text:p text:style-name="P9"><text:s text:c="2"/>-229.81953594319074,</text:p>
      <text:p text:style-name="P9"><text:s text:c="2"/>-235.38016099526766,</text:p>
      <text:p text:style-name="P9"><text:s text:c="2"/>-201.05601665538504,</text:p>
      <text:p text:style-name="P9"><text:s text:c="2"/>-99.63889279346571,</text:p>
      <text:p text:style-name="P9"><text:s text:c="2"/>106.14381182360206,</text:p>
      <text:p text:style-name="P9"><text:s text:c="2"/>465.9530076251255,</text:p>
      <text:p text:style-name="P9"><text:s text:c="2"/>1044.7092693984878,</text:p>
      <text:p text:style-name="P9"><text:s text:c="2"/>1925.7900832239743,</text:p>
      <text:p text:style-name="P9"><text:s text:c="2"/>3213.4671156947866,</text:p>
      <text:p text:style-name="P9"><text:s text:c="2"/>5031.983688218416],</text:p>
      <text:p text:style-name="P9"><text:s/>'Feature Selection': [1.4381636872248273,</text:p>
      <text:p text:style-name="P9"><text:s text:c="2"/>1.902193194308342,</text:p>
      <text:p text:style-name="P9"><text:s text:c="2"/>2.3649967076666787,</text:p>
      <text:p text:style-name="P9"><text:s text:c="2"/>2.7508383005322115,</text:p>
      <text:p text:style-name="P9"><text:s text:c="2"/>2.9307380929520295,</text:p>
      <text:p text:style-name="P9"><text:s text:c="2"/>2.7106057910214414,</text:p>
      <text:p text:style-name="P9"><text:s text:c="2"/>1.8174512871226844,</text:p>
      <text:p text:style-name="P9"><text:s text:c="2"/>-0.11619212119157932,</text:p>
      <text:p text:style-name="P9"><text:s text:c="2"/>-3.570509946584338,</text:p>
      <text:p text:style-name="P9"><text:soft-page-break/><text:s text:c="2"/>-9.159368920741624,</text:p>
      <text:p text:style-name="P9"><text:s text:c="2"/>-17.650450521312493,</text:p>
      <text:p text:style-name="P9"><text:s text:c="2"/>-29.973474773294264,</text:p>
      <text:p text:style-name="P9"><text:s text:c="2"/>-47.193620324989695,</text:p>
      <text:p text:style-name="P9"><text:s text:c="2"/>-70.41254890280322,</text:p>
      <text:p text:style-name="P9"><text:s text:c="2"/>-100.54577032914193,</text:p>
      <text:p text:style-name="P9"><text:s text:c="2"/>-137.91894182482687,</text:p>
      <text:p text:style-name="P9"><text:s text:c="2"/>-181.63500385500217,</text:p>
      <text:p text:style-name="P9"><text:s text:c="2"/>-228.69536648876397,</text:p>
      <text:p text:style-name="P9"><text:s text:c="2"/>-272.9126795903456,</text:p>
      <text:p text:style-name="P9"><text:s text:c="2"/>-303.7210939851147,</text:p>
      <text:p text:style-name="P9"><text:s text:c="2"/>-305.0510314315284,</text:p>
      <text:p text:style-name="P9"><text:s text:c="2"/>-254.45821881984727,</text:p>
      <text:p text:style-name="P9"><text:s text:c="2"/>-122.65046124838224,</text:p>
      <text:p text:style-name="P9"><text:s text:c="2"/>126.57116660063404,</text:p>
      <text:p text:style-name="P9"><text:s text:c="2"/>536.1158122101317,</text:p>
      <text:p text:style-name="P9"><text:s text:c="2"/>1155.4399867489738,</text:p>
      <text:p text:style-name="P9"><text:s text:c="2"/>2040.6301424175233,</text:p>
      <text:p text:style-name="P9"><text:s text:c="2"/>3254.461443044133,</text:p>
      <text:p text:style-name="P10"><text:span text:style-name="Strong_20_Emphasis"><text:s text:c="2"/>4865.120960396551]}</text:span></text:p>
      <text:p text:style-name="P7"><text:span text:style-name="Source_20_Text">​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19:58.174784429</meta:creation-date>
    <dc:date>2025-02-09T13:28:26.762955991</dc:date>
    <meta:editing-duration>PT2M4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121" meta:word-count="316" meta:character-count="3913" meta:non-whitespace-character-count="3480"/>
  </office:meta>
</office:document-meta>
</file>